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text-properties officeooo:rsid="0010bfbd" officeooo:paragraph-rsid="0010bfbd"/>
    </style:style>
    <style:style style:name="P2" style:family="paragraph" style:parent-style-name="Text_20_body">
      <style:text-properties officeooo:rsid="0010bfbd" officeooo:paragraph-rsid="0010bfbd"/>
    </style:style>
    <style:style style:name="P3" style:family="paragraph" style:parent-style-name="Text_20_body">
      <style:text-properties officeooo:paragraph-rsid="00119153"/>
    </style:style>
    <style:style style:name="P4" style:family="paragraph" style:parent-style-name="Text_20_body">
      <style:text-properties officeooo:rsid="0011baac" officeooo:paragraph-rsid="0011baac"/>
    </style:style>
    <style:style style:name="P5" style:family="paragraph" style:parent-style-name="Text_20_body">
      <style:text-properties officeooo:rsid="001408a3" officeooo:paragraph-rsid="001408a3"/>
    </style:style>
    <style:style style:name="P6" style:family="paragraph" style:parent-style-name="Text_20_body">
      <style:text-properties officeooo:rsid="001585f6" officeooo:paragraph-rsid="001585f6"/>
    </style:style>
    <style:style style:name="P7" style:family="paragraph" style:parent-style-name="Text_20_body">
      <style:text-properties officeooo:rsid="00189d79" officeooo:paragraph-rsid="00189d79"/>
    </style:style>
    <style:style style:name="P8" style:family="paragraph" style:parent-style-name="Text_20_body">
      <style:text-properties officeooo:rsid="0018dacd" officeooo:paragraph-rsid="0018dacd"/>
    </style:style>
    <style:style style:name="P9" style:family="paragraph" style:parent-style-name="Text_20_body">
      <style:text-properties officeooo:rsid="00197bf1" officeooo:paragraph-rsid="00197bf1"/>
    </style:style>
    <style:style style:name="P10" style:family="paragraph" style:parent-style-name="Text_20_body">
      <style:text-properties officeooo:rsid="001adc39" officeooo:paragraph-rsid="001adc39"/>
    </style:style>
    <style:style style:name="P11" style:family="paragraph" style:parent-style-name="Text_20_body">
      <style:text-properties officeooo:paragraph-rsid="001de165"/>
    </style:style>
    <style:style style:name="P12" style:family="paragraph" style:parent-style-name="Text_20_body">
      <style:text-properties officeooo:rsid="00251183" officeooo:paragraph-rsid="00251183"/>
    </style:style>
    <style:style style:name="P13" style:family="paragraph" style:parent-style-name="Text_20_body">
      <style:text-properties officeooo:rsid="0025e352" officeooo:paragraph-rsid="0025e352"/>
    </style:style>
    <style:style style:name="P14" style:family="paragraph" style:parent-style-name="Text_20_body">
      <style:text-properties officeooo:rsid="00278891" officeooo:paragraph-rsid="00278891"/>
    </style:style>
    <style:style style:name="P15" style:family="paragraph" style:parent-style-name="Text_20_body">
      <style:text-properties officeooo:paragraph-rsid="00278891"/>
    </style:style>
    <style:style style:name="P16" style:family="paragraph" style:parent-style-name="Text_20_body">
      <style:text-properties officeooo:rsid="002c9475" officeooo:paragraph-rsid="002c9475"/>
    </style:style>
    <style:style style:name="P17" style:family="paragraph" style:parent-style-name="Text_20_body">
      <style:text-properties officeooo:paragraph-rsid="002c9475"/>
    </style:style>
    <style:style style:name="P18" style:family="paragraph" style:parent-style-name="Text_20_body">
      <style:text-properties officeooo:rsid="003087ed" officeooo:paragraph-rsid="003087ed"/>
    </style:style>
    <style:style style:name="P19" style:family="paragraph" style:parent-style-name="Text_20_body">
      <style:text-properties officeooo:rsid="003160d3" officeooo:paragraph-rsid="003160d3"/>
    </style:style>
    <style:style style:name="P20" style:family="paragraph" style:parent-style-name="Text_20_body">
      <style:text-properties officeooo:paragraph-rsid="003160d3"/>
    </style:style>
    <style:style style:name="P21" style:family="paragraph" style:parent-style-name="Text_20_body">
      <style:text-properties officeooo:rsid="003316e7" officeooo:paragraph-rsid="003316e7"/>
    </style:style>
    <style:style style:name="P22" style:family="paragraph" style:parent-style-name="Text_20_body">
      <style:text-properties officeooo:rsid="003add2d" officeooo:paragraph-rsid="003add2d"/>
    </style:style>
    <style:style style:name="P23" style:family="paragraph" style:parent-style-name="Text_20_body">
      <style:text-properties officeooo:rsid="003d3df1" officeooo:paragraph-rsid="003d3df1"/>
    </style:style>
    <style:style style:name="P24" style:family="paragraph" style:parent-style-name="Text_20_body">
      <style:text-properties officeooo:rsid="003d5992" officeooo:paragraph-rsid="003d5992"/>
    </style:style>
    <style:style style:name="P25" style:family="paragraph" style:parent-style-name="Text_20_body">
      <style:text-properties officeooo:rsid="003d9d9b" officeooo:paragraph-rsid="003d9d9b"/>
    </style:style>
    <style:style style:name="P26" style:family="paragraph" style:parent-style-name="Text_20_body">
      <style:text-properties officeooo:rsid="003fb64a" officeooo:paragraph-rsid="003fb64a"/>
    </style:style>
    <style:style style:name="P27" style:family="paragraph" style:parent-style-name="Text_20_body">
      <style:text-properties officeooo:paragraph-rsid="003fb64a"/>
    </style:style>
    <style:style style:name="P28" style:family="paragraph" style:parent-style-name="Text_20_body">
      <style:text-properties officeooo:rsid="003feeca" officeooo:paragraph-rsid="003feeca"/>
    </style:style>
    <style:style style:name="P29" style:family="paragraph" style:parent-style-name="Text_20_body">
      <style:text-properties officeooo:rsid="003c2488" officeooo:paragraph-rsid="003c2488"/>
    </style:style>
    <style:style style:name="P30" style:family="paragraph" style:parent-style-name="Text_20_body">
      <style:text-properties officeooo:rsid="00419871" officeooo:paragraph-rsid="00419871"/>
    </style:style>
    <style:style style:name="P31" style:family="paragraph" style:parent-style-name="Text_20_body">
      <style:text-properties officeooo:rsid="0044b841" officeooo:paragraph-rsid="0044b841"/>
    </style:style>
    <style:style style:name="P32" style:family="paragraph" style:parent-style-name="Text_20_body">
      <style:text-properties officeooo:rsid="00450dd3" officeooo:paragraph-rsid="00450dd3"/>
    </style:style>
    <style:style style:name="P33" style:family="paragraph" style:parent-style-name="Text_20_body">
      <style:text-properties officeooo:rsid="00466f14" officeooo:paragraph-rsid="00466f14"/>
    </style:style>
    <style:style style:name="P34" style:family="paragraph" style:parent-style-name="Text_20_body">
      <style:text-properties officeooo:rsid="00483fda" officeooo:paragraph-rsid="00483fda"/>
    </style:style>
    <style:style style:name="P35" style:family="paragraph" style:parent-style-name="Text_20_body">
      <style:text-properties officeooo:rsid="004986fe" officeooo:paragraph-rsid="004986fe"/>
    </style:style>
    <style:style style:name="P36" style:family="paragraph" style:parent-style-name="Text_20_body">
      <style:text-properties officeooo:rsid="00499766" officeooo:paragraph-rsid="00499766"/>
    </style:style>
    <style:style style:name="P37" style:family="paragraph" style:parent-style-name="Text_20_body">
      <style:text-properties officeooo:rsid="004d1cb4" officeooo:paragraph-rsid="004d1cb4"/>
    </style:style>
    <style:style style:name="P38" style:family="paragraph" style:parent-style-name="Text_20_body">
      <style:text-properties officeooo:rsid="004e3fe4" officeooo:paragraph-rsid="004e3fe4"/>
    </style:style>
    <style:style style:name="P39" style:family="paragraph" style:parent-style-name="Text_20_body">
      <style:text-properties officeooo:rsid="004f19a1" officeooo:paragraph-rsid="004f19a1"/>
    </style:style>
    <style:style style:name="P40" style:family="paragraph" style:parent-style-name="Text_20_body">
      <style:text-properties officeooo:rsid="0050f318" officeooo:paragraph-rsid="0050f318"/>
    </style:style>
    <style:style style:name="P41" style:family="paragraph" style:parent-style-name="Text_20_body">
      <style:text-properties officeooo:rsid="00530c6a" officeooo:paragraph-rsid="00530c6a"/>
    </style:style>
    <style:style style:name="P42" style:family="paragraph" style:parent-style-name="Text_20_body">
      <style:text-properties officeooo:rsid="0055071f" officeooo:paragraph-rsid="0055071f"/>
    </style:style>
    <style:style style:name="P43" style:family="paragraph" style:parent-style-name="Text_20_body">
      <style:text-properties officeooo:rsid="0058c335" officeooo:paragraph-rsid="0058c335"/>
    </style:style>
    <style:style style:name="P44" style:family="paragraph" style:parent-style-name="Text_20_body">
      <style:text-properties officeooo:rsid="00360872" officeooo:paragraph-rsid="005b6288"/>
    </style:style>
    <style:style style:name="P45" style:family="paragraph" style:parent-style-name="Title">
      <style:text-properties fo:font-size="24pt" officeooo:rsid="0010bfbd" officeooo:paragraph-rsid="0010bfbd" style:font-size-asian="24pt" style:font-size-complex="24pt"/>
    </style:style>
    <style:style style:name="P46" style:family="paragraph" style:parent-style-name="Text_20_body">
      <style:text-properties officeooo:paragraph-rsid="00189d79"/>
    </style:style>
    <style:style style:name="P47" style:family="paragraph" style:parent-style-name="Text_20_body">
      <style:text-properties officeooo:paragraph-rsid="003316e7"/>
    </style:style>
    <style:style style:name="P48" style:family="paragraph" style:parent-style-name="Text_20_body">
      <style:text-properties officeooo:paragraph-rsid="005b6288"/>
    </style:style>
    <style:style style:name="P49" style:family="paragraph" style:parent-style-name="Text_20_body">
      <style:text-properties officeooo:paragraph-rsid="0043d6d6"/>
    </style:style>
    <style:style style:name="P50" style:family="paragraph" style:parent-style-name="Text_20_body">
      <style:text-properties officeooo:paragraph-rsid="0045bc6c"/>
    </style:style>
    <style:style style:name="P51" style:family="paragraph" style:parent-style-name="Text_20_body">
      <style:text-properties officeooo:paragraph-rsid="003087ed"/>
    </style:style>
    <style:style style:name="P52" style:family="paragraph" style:parent-style-name="Text_20_body">
      <style:text-properties officeooo:rsid="006f2424" officeooo:paragraph-rsid="006f2424"/>
    </style:style>
    <style:style style:name="P53" style:family="paragraph" style:parent-style-name="Text_20_body">
      <style:text-properties officeooo:paragraph-rsid="0055071f"/>
    </style:style>
    <style:style style:name="T1" style:family="text">
      <style:text-properties officeooo:rsid="00119153"/>
    </style:style>
    <style:style style:name="T2" style:family="text">
      <style:text-properties officeooo:rsid="0011baac"/>
    </style:style>
    <style:style style:name="T3" style:family="text">
      <style:text-properties officeooo:rsid="001408a3"/>
    </style:style>
    <style:style style:name="T4" style:family="text">
      <style:text-properties officeooo:rsid="001585f6"/>
    </style:style>
    <style:style style:name="T5" style:family="text">
      <style:text-properties officeooo:rsid="0016a0bb"/>
    </style:style>
    <style:style style:name="T6" style:family="text">
      <style:text-properties officeooo:rsid="00189d79"/>
    </style:style>
    <style:style style:name="T7" style:family="text">
      <style:text-properties officeooo:rsid="0018dacd"/>
    </style:style>
    <style:style style:name="T8" style:family="text">
      <style:text-properties officeooo:rsid="001b0f72"/>
    </style:style>
    <style:style style:name="T9" style:family="text">
      <style:text-properties officeooo:rsid="001c4447"/>
    </style:style>
    <style:style style:name="T10" style:family="text">
      <style:text-properties officeooo:rsid="001de165"/>
    </style:style>
    <style:style style:name="T11" style:family="text">
      <style:text-properties officeooo:rsid="00215eb3"/>
    </style:style>
    <style:style style:name="T12" style:family="text">
      <style:text-properties officeooo:rsid="00231b11"/>
    </style:style>
    <style:style style:name="T13" style:family="text">
      <style:text-properties officeooo:rsid="00264015"/>
    </style:style>
    <style:style style:name="T14" style:family="text">
      <style:text-properties officeooo:rsid="00278891"/>
    </style:style>
    <style:style style:name="T15" style:family="text">
      <style:text-properties officeooo:rsid="00285650"/>
    </style:style>
    <style:style style:name="T16" style:family="text">
      <style:text-properties officeooo:rsid="002a0550"/>
    </style:style>
    <style:style style:name="T17" style:family="text">
      <style:text-properties officeooo:rsid="002b403b"/>
    </style:style>
    <style:style style:name="T18" style:family="text">
      <style:text-properties officeooo:rsid="002c9475"/>
    </style:style>
    <style:style style:name="T19" style:family="text">
      <style:text-properties officeooo:rsid="002dddc5"/>
    </style:style>
    <style:style style:name="T20" style:family="text">
      <style:text-properties officeooo:rsid="002effc0"/>
    </style:style>
    <style:style style:name="T21" style:family="text">
      <style:text-properties officeooo:rsid="003087ed"/>
    </style:style>
    <style:style style:name="T22" style:family="text">
      <style:text-properties officeooo:rsid="003160d3"/>
    </style:style>
    <style:style style:name="T23" style:family="text">
      <style:text-properties officeooo:rsid="003309a1"/>
    </style:style>
    <style:style style:name="T24" style:family="text">
      <style:text-properties officeooo:rsid="003316e7"/>
    </style:style>
    <style:style style:name="T25" style:family="text">
      <style:text-properties officeooo:rsid="003447bd"/>
    </style:style>
    <style:style style:name="T26" style:family="text">
      <style:text-properties officeooo:rsid="00360872"/>
    </style:style>
    <style:style style:name="T27" style:family="text">
      <style:text-properties officeooo:rsid="0037dd11"/>
    </style:style>
    <style:style style:name="T28" style:family="text">
      <style:text-properties officeooo:rsid="003add2d"/>
    </style:style>
    <style:style style:name="T29" style:family="text">
      <style:text-properties officeooo:rsid="003c2488"/>
    </style:style>
    <style:style style:name="T30" style:family="text">
      <style:text-properties officeooo:rsid="003d5992"/>
    </style:style>
    <style:style style:name="T31" style:family="text">
      <style:text-properties officeooo:rsid="003d9d9b"/>
    </style:style>
    <style:style style:name="T32" style:family="text">
      <style:text-properties officeooo:rsid="003f4d21"/>
    </style:style>
    <style:style style:name="T33" style:family="text">
      <style:text-properties officeooo:rsid="003fb64a"/>
    </style:style>
    <style:style style:name="T34" style:family="text">
      <style:text-properties officeooo:rsid="004306a2"/>
    </style:style>
    <style:style style:name="T35" style:family="text">
      <style:text-properties officeooo:rsid="0044b841"/>
    </style:style>
    <style:style style:name="T36" style:family="text">
      <style:text-properties officeooo:rsid="0045ae02"/>
    </style:style>
    <style:style style:name="T37" style:family="text">
      <style:text-properties officeooo:rsid="004986fe"/>
    </style:style>
    <style:style style:name="T38" style:family="text">
      <style:text-properties officeooo:rsid="00499766"/>
    </style:style>
    <style:style style:name="T39" style:family="text">
      <style:text-properties officeooo:rsid="004b4a92"/>
    </style:style>
    <style:style style:name="T40" style:family="text">
      <style:text-properties officeooo:rsid="004f19a1"/>
    </style:style>
    <style:style style:name="T41" style:family="text">
      <style:text-properties officeooo:rsid="0050f318"/>
    </style:style>
    <style:style style:name="T42" style:family="text">
      <style:text-properties officeooo:rsid="0052dfaf"/>
    </style:style>
    <style:style style:name="T43" style:family="text">
      <style:text-properties officeooo:rsid="0055071f"/>
    </style:style>
    <style:style style:name="T44" style:family="text">
      <style:text-properties officeooo:rsid="00564ec2"/>
    </style:style>
    <style:style style:name="T45" style:family="text">
      <style:text-properties officeooo:rsid="0057caed"/>
    </style:style>
    <style:style style:name="T46" style:family="text">
      <style:text-properties officeooo:rsid="005a0484"/>
    </style:style>
    <style:style style:name="T47" style:family="text">
      <style:text-properties officeooo:rsid="0038e009"/>
    </style:style>
    <style:style style:name="T48" style:family="text">
      <style:text-properties officeooo:rsid="005b6288"/>
    </style:style>
    <style:style style:name="T49" style:family="text">
      <style:text-properties officeooo:rsid="005d0ef8"/>
    </style:style>
    <style:style style:name="T50" style:family="text">
      <style:text-properties officeooo:rsid="005ec3bb"/>
    </style:style>
    <style:style style:name="T51" style:family="text">
      <style:text-properties officeooo:rsid="006043ea"/>
    </style:style>
    <style:style style:name="T52" style:family="text">
      <style:text-properties officeooo:rsid="00610aaa"/>
    </style:style>
    <style:style style:name="T53" style:family="text">
      <style:text-properties officeooo:rsid="006229ff"/>
    </style:style>
    <style:style style:name="T54" style:family="text">
      <style:text-properties officeooo:rsid="006309bb"/>
    </style:style>
    <style:style style:name="T55" style:family="text">
      <style:text-properties officeooo:rsid="0063ad2b"/>
    </style:style>
    <style:style style:name="T56" style:family="text">
      <style:text-properties officeooo:rsid="0063c2ac"/>
    </style:style>
    <style:style style:name="T57" style:family="text">
      <style:text-properties officeooo:rsid="0065194c"/>
    </style:style>
    <style:style style:name="T58" style:family="text">
      <style:text-properties officeooo:rsid="0065a909"/>
    </style:style>
    <style:style style:name="T59" style:family="text">
      <style:text-properties officeooo:rsid="00682321"/>
    </style:style>
    <style:style style:name="T60" style:family="text">
      <style:text-properties officeooo:rsid="00696952"/>
    </style:style>
    <style:style style:name="T61" style:family="text">
      <style:text-properties officeooo:rsid="0069bc82"/>
    </style:style>
    <style:style style:name="T62" style:family="text">
      <style:text-properties officeooo:rsid="0043d6d6"/>
    </style:style>
    <style:style style:name="T63" style:family="text">
      <style:text-properties officeooo:rsid="006ad779"/>
    </style:style>
    <style:style style:name="T64" style:family="text">
      <style:text-properties officeooo:rsid="006cc3fb"/>
    </style:style>
    <style:style style:name="T65" style:family="text">
      <style:text-properties officeooo:rsid="0045bc6c"/>
    </style:style>
    <style:style style:name="T66" style:family="text">
      <style:text-properties officeooo:rsid="006eb5cd"/>
    </style:style>
    <style:style style:name="T67" style:family="text">
      <style:text-properties officeooo:rsid="007089e0"/>
    </style:style>
    <style:style style:name="T68" style:family="text">
      <style:text-properties officeooo:rsid="0071064f"/>
    </style:style>
    <style:style style:name="T69" style:family="text">
      <style:text-properties officeooo:rsid="0071e7e0"/>
    </style:style>
    <style:style style:name="T70" style:family="text">
      <style:text-properties officeooo:rsid="0071e917"/>
    </style:style>
    <style:style style:name="T71" style:family="text">
      <style:text-properties officeooo:rsid="0072ea0c"/>
    </style:style>
    <style:style style:name="T72" style:family="text">
      <style:text-properties officeooo:rsid="00732e28"/>
    </style:style>
    <style:style style:name="T73" style:family="text">
      <style:text-properties officeooo:rsid="0074422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How to Program in Assembly Language</text:p>
      <text:p text:style-name="P1">Lesson 2: Addressing Modes</text:p>
      <text:p text:style-name="P2">[Title Slide]</text:p>
      <text:p text:style-name="P3">Hi, there! This is Matt Heffernan. Welcome back to my channel. This is the second episode in my tutorial series for learning to program in 65C02 assembly language for the Commander X16. If you haven’t seen the first video and are new to assembly programming for the 6502 family (or any kind of processor), I highly recommend going back to the first episode that lays out all the basics you need to know. T<text:span text:style-name="T1">his episode is going to be about addressing modes, which I touched on briefly before, and I am going to expand on what </text:span><text:span text:style-name="T49">we </text:span><text:span text:style-name="T1">started there. </text:span><text:span text:style-name="T2">So please, go back to my channel (and don’t forget to subscribe!) and check out that first episode if you aren’t ready to get started here.</text:span></text:p>
      <text:p text:style-name="P4">[Slide 2: Memory Map]</text:p>
      <text:p text:style-name="P4">Before we get into the different addressing modes, let’s take a look at the memory map of the Commander X16 and how that is handled by the 65C02. <text:span text:style-name="T3">As with any 6502-based system, the X16 has a 16-bit address space, meaning that there are 64 kilobytes of directly addressable memory, with addressed from zero to hex FFFF, or decimal 65,535. Those first 256 bytes, from zero to hex 00FF is the zero page, which we discussed in the last episode, as the high byte of the address for that range is zero.</text:span></text:p>
      <text:p text:style-name="P5">The next page of memory, from hex 0100 to hex 01FF is reserved for the stack, with the stack pointer register referring to the low byte of the address of the current top of the stack. As data is pushed to the stack, the stack pointer goes down, overflowing if it goes all the way down to zero, meaning the top of the stack is at hex 0100, and anything more is pushed to it. The 6502 does not support growing the stack into the zero page.</text:p>
      <text:p text:style-name="P5">The next six pages, from hex 0200 to 07FF are RAM reserved for use by the BASIC interpreter and Kernal. <text:span text:style-name="T4">Some data can be placed there by your program if you are extra careful.</text:span></text:p>
      <text:p text:style-name="P6">The <text:span text:style-name="T5">next 151 pages, from hex 0800 to hex 9EFF is the BASIC program RAM, which is where we loaded our code in the previous episode. As we saw there, there was a single BASIC line making a SYS <text:s/>call to start our machine code that started at hex 080D. That means we have a contiguous 38,643 bytes of RAM to grow our machine code program into. If we were programming in BASIC, the tokenized code would start at </text:span><text:span text:style-name="T6">hex </text:span><text:span text:style-name="T5">0801 </text:span><text:span text:style-name="T6">and could grow to 38,655 bytes. <text:s/>Sound familiar? That’s what the X16 start screen says. </text:span></text:p>
      <text:p text:style-name="P46"><text:span text:style-name="T6">The next page, from hex 9F00 to 9FFF is not </text:span><text:span text:style-name="T50">memory</text:span><text:span text:style-name="T6"> at all, but rather it is mapped to the input/output devices, like the VERA video and sound chip and the VIA controllers. We’ll get into how to use these addresses in a later video. Just be aware for now that we can’t use any of that space for storing data.</text:span></text:p>
      <text:p text:style-name="P7">Then the next 32 pages, from hex A000 to hex BFFF is the banked RAM window. This is where you can store up to 512 kilobytes of data across 64 banks of RAM. We’ll get into this in another episode, as well.</text:p>
      <text:p text:style-name="P46"><text:soft-page-break/><text:span text:style-name="T6">The last 64 pages, from hex C000 to hex FFFF is the banked ROM, where stuff like the BASIC interpreter and the Kernal machine code are stored, along with other data needed </text:span><text:span text:style-name="T7">for running them. As it is read-only memory, we can’t </text:span><text:span text:style-name="T51">write</text:span><text:span text:style-name="T7"> any data there, but we can read and execute the data and code that is there, and we will need to when we get to calling the Kernal functions. You guessed it, that’s going to be another episode, too.</text:span></text:p>
      <text:p text:style-name="P8">[Cut to Slide 3 – Opcode/addressing mode review]</text:p>
      <text:p text:style-name="P9">In the past episode we talked about how instructions are formatted. In assembly language, you have the three-letter instruction mnemonic, followed by the operand. The syntax of that operand depends on the addressing mode you are using. Each instruction mnemonic translates to a set of opcodes, with the assembler choosing the one that matches the addressing mode of the operand after it. If the instruction doesn’t support the addressing mode of the operand, the assembler will report an error. If you go to the GitHub repo for this tutorial that I linked in the description, you will find some links to references that show you which addressing modes are available for which instructions for the 65C02. In this episode, we will be going over each of those addressing modes, and some of the instructions that they are used with.</text:p>
      <text:p text:style-name="P9">[Cut to slide 4 – Immediate]</text:p>
      <text:p text:style-name="P10">The first addressing mode we went over in the first episode was the Immediate mode, which is denoted in assembly language with a hash symbol at the beginning of the operand. <text:span text:style-name="T8">This means that a hard-coded value will be used for the operand, rather than an address for where that data </text:span><text:span text:style-name="T9">will</text:span><text:span text:style-name="T8"> be. </text:span><text:span text:style-name="T10">As this mode can only be used for reading a value, it is only used by instructions that load data to registers, like LDA, do some sort of arithmetic, or compares a value with the contents of a register.</text:span></text:p>
      <text:p text:style-name="P11"><text:span text:style-name="T10">[ Cut to slide 5 – </text:span><text:span text:style-name="T11">Impli</text:span><text:span text:style-name="T12">ed</text:span><text:span text:style-name="T10">]</text:span></text:p>
      <text:p text:style-name="P12">The next mode we used in our first program was the Implied mode, which can be used for instructions that have only one opcode that needs no operand, or for instructions, like INC, that can be used without an operand to operate on the Accumulator instead of a memory address. In both cases, the implied instructions only take up a single bytes in memory for just their opcodes.</text:p>
      <text:p text:style-name="P12">[Cut to slide 6 – absolute]</text:p>
      <text:p text:style-name="P13">The last mode we saw in our first program was the Absolute mode, where a full 16-bit address is used as an operand. Rather than the value being hard-coded as in Immediate mode, in Absolute mode the address is hard-coded, while the data that is accessed may change. Absolute mode is also used for changing the flow of a program, by jumping to a new address in the code rather than continuing to the next instruction by loading that address into the Program Counter. In assembly language, Absolute mode is denoted by having just a simple 16-bit number as an operand. Unless that number is less than hex 100 or <text:span text:style-name="T52">decimal </text:span>256, in which case you are specifying…</text:p>
      <text:p text:style-name="P13">[Cut to slide 7 – ZP]</text:p>
      <text:p text:style-name="P13">Zero Page mode. This works the same as Absolute mode, except that the address can fit in a single 8-bit <text:span text:style-name="T13">operand. Most instructions that support Absolute mode also support Zero Page mode, but in the latter case it is more efficient. First, because the operand is only one byte instead of two, taking up less </text:span><text:soft-page-break/><text:span text:style-name="T13">memory as an instruction. Second, as it requires fewer cycles to read the instruction, it runs faster. This means that performance can be gained by keeping key values in the Zero Page for quick access when timing is critical.</text:span></text:p>
      <text:p text:style-name="P14">[ Cut to slide 8 – Indexed]</text:p>
      <text:p text:style-name="P15"><text:span text:style-name="T14">Very often, the actual address that your program needs to access is determined at run time, you can’t just hard-code the address when you write it. This is where the index registers, X and Y, come in. </text:span><text:span text:style-name="T15">The values in those registers can be added to a base address at run time to calculate the target address.</text:span><text:span text:style-name="T14"> There are four </text:span><text:span text:style-name="T15">distinct addressing modes that are indexed in this fashion: Absolute Indexed with X, Absolute Indexed with Y, Zero Page indexed with X, and Zero Page indexed with Y. All four are used for </text:span><text:span text:style-name="T52">multiple</text:span><text:span text:style-name="T15"> instructions, each using a unique opcode. In assembly language, this mode is denoted by appending a comma-X or a comma-Y to an address, which can either be an absolute 16-bit address or an 8-bit Zero Page address that is under hex 100 or decimal 256. </text:span><text:span text:style-name="T16">In all cases, the one- or two-byte base address is the machine code operand, and the opcode will tell the processor how many bytes there are in the base address </text:span><text:span text:style-name="T45">and </text:span><text:span text:style-name="T16">which index register to add to it. </text:span><text:span text:style-name="T17">These modes are commonly used in loops where you have to iterate over an array, or where you just have to access a single element in the array, and you load the index you are accessing into one of the index registers. Having both X and Y available means that you can maintain indexes in two arrays at once, which comes in handy when you are doing things like nested loops or copying blocks of data.</text:span></text:p>
      <text:p text:style-name="P16">[Cut to slide 9 – Indirect]</text:p>
      <text:p text:style-name="P17"><text:span text:style-name="T18">If you have programmed at all in C, you are already familiar with the concept of a pointer to a pointer, which is used in the main function to present the command line arguments as an array of strings. </text:span><text:span text:style-name="T19">In assembly, we can do a similar thing by having an operand that is an address of another address that is stored somewhere in memory. This is Indirect addressing, </text:span><text:span text:style-name="T53">which is </text:span><text:span text:style-name="T19">two distinct modes for the 6502: Absolute Indirect and Zero Page Indirect. For this mode, it is assumed that a 16-bit address is stored somewhere in memory across two contiguous bytes. The address of the first byte of the stored address (and, as this is the little-endian 6502 we’re talking about, this is the low byte of the address) is placed within parentheses for the assembly language operand. If the address in the parentheses is under hex 100 or decimal 256, it is Zero Page Indirect, otherwise it is Absolute Indirect. </text:span><text:span text:style-name="T20">The 65C02 introduced Zero Page Indirect to several instructions, as that mode was not available for any instructions on the original 6502. Absolute Indirect is only available for one instruction: JMP, or Jump, which does not support Zero Page Indirect even on the 65C02. </text:span><text:span text:style-name="T21">An indirect jump is useful when you have a jump table at a fixed location where the target addresses stored there are subject to change. We’ll get into that more in a later episode.</text:span></text:p>
      <text:p text:style-name="P18">[Cut to slide 10 – Zero Page Indexed Indirect]</text:p>
      <text:p text:style-name="P51">Quite often, when you have a<text:span text:style-name="T22">n array of addresses</text:span>, it’s a good idea to put it on the Zero Page, where you can have <text:span text:style-name="T22">the ability to index into it quickly using a special addressing mode called Zero Page Indexed Indirect. This mode requires you to use the X register to provide an offset (generally in multiples of 2) into one of these arrays. Then this instruction will make the processor add the value in X to the Zero Page address in the operand, and then access the data from the address stored there. It’s a bit tricky to explain, but we will see a concrete example of this later.</text:span></text:p>
      <text:p text:style-name="P52"><text:soft-page-break/>[Cut to slide 11 – Absolute Indexed Indirect]</text:p>
      <text:p text:style-name="P52">The one case where you need to have an array of addresses outside the zero page is for a jump table. The JMP instruction alone can use the Absolute Indexed Indirect mode, and you can’t use the Zero Page Indexed Indirect mode for a jump, <text:span text:style-name="T67">but otherwise the two modes work and look the same in assembly code, but with the absolute indexed indirect mode using a two-byte operand in machine code.</text:span></text:p>
      <text:p text:style-name="P19">[Cut to slide 1<text:span text:style-name="T67">2</text:span> – Zero Page Indirect Indexed with Y]</text:p>
      <text:p text:style-name="P20"><text:span text:style-name="T22">While the last </text:span><text:span text:style-name="T66">two </text:span><text:span text:style-name="T22">mode</text:span><text:span text:style-name="T66">s</text:span><text:span text:style-name="T22"> required you to use X, there is another that requires you to use Y, and is </text:span><text:span text:style-name="T54">actually used</text:span><text:span text:style-name="T22"> more often. The Zero Page Indirect Indexed with Y mode (now that’s a mouthful!) is the only means available for storing the base address of an array in memory at another location, and then index into or iterate through it, in the manner in which the direct indexed modes work</text:span><text:span text:style-name="T55">s</text:span><text:span text:style-name="T22"> </text:span><text:span text:style-name="T23">with a hard-coded base address. For this mode, you only have to have a single 16-bit address stored in two contiguous bytes of the Zero Page. The processor will then add the value in Y to the address it finds there, and uses that to access the requested data. Obviously, it would be faster to use an Absolute Indexed mode if your code is always going to be indexing into the same array, but if your code is generic enough to work with different arrays in memory, this is your best option to have more compact and reusable code. </text:span><text:span text:style-name="T24">This can also be a bit hard to understand, so we will see a concrete example of this later as well.</text:span></text:p>
      <text:p text:style-name="P21">[Cut to slide 1<text:span text:style-name="T67">3</text:span> – Relative]</text:p>
      <text:p text:style-name="P47"><text:span text:style-name="T24">Finally there is the Relative addressing mode, also known as the mode we won’t be dealing with in this episode. This mode is only used for branching, and we will be covering that another time. In a nutshell, it uses a single-byte signed operand that provides an offset relative to the current Program Counter. This means that, as it is using an 8-bit offset, it is limited to a range of negative 128 to positive 127, which means that branches need to be to relatively nearby locations. We’ll go into this </text:span><text:span text:style-name="T56">in</text:span><text:span text:style-name="T24"> depth in the branching episode.</text:span></text:p>
      <text:p text:style-name="P21">[Cut to slide 1<text:span text:style-name="T67">4</text:span> – Example Program, <text:span text:style-name="T26">part 1</text:span>]</text:p>
      <text:p text:style-name="P21">For now, let’s create a program that uses all the rest of these varied addressing modes. <text:span text:style-name="T25">It won’t be a terribly useful program, other than for educational purposes. Before we get into coding any instructions, we need to set up how our data is going to be structured. First is the zero page, where we need to have both addresses and regular data to be stored. </text:span><text:span text:style-name="T26">The easiest way we have to do this is to define a few constants for our key Zero Page addresses. For the ca65 assembler, this is done using a name followed by an equals sign followed by a numerical expression. For these constants, we are just going to use simple numbers. For the Zero Page addresses, we want to make sure we aren’t stepping on anything reserved for other uses, so we will start with hex 30. This is because the X16 uses the first byte in the Zero Page, address zero, for RAM bank switching. The next 32 bytes are used by the Kernal as a sort of 16-bit interface that we will look at in another episode. So, the real userspace in the Zero Page starts at hex 22 and only goes up to hex 7F. Hex 80 and above is also used by the BASIC interpreter and the Kernal for internal purposes, so less than half is available for your program to use safely. To have a nice, round number to start with, we are using hex 30.</text:span></text:p>
      <text:p text:style-name="P44"><text:soft-page-break/>Here we are going to store a two-entry address table, with ZP_PTR_1 pointing to the first entry and ZP_PTR_2 pointing to the second, at hex 32. Then we are going to have a little data array starting at hex 34, which we are calling <text:span text:style-name="T27">ZP_DATA. The rest of the data will be sitting alongside our code in the main part of RAM.</text:span></text:p>
      <text:p text:style-name="P48"><text:span text:style-name="T47">We can prevent the processor from trying to interpret data as instructions by jumping over it. You may remember in the previous episode we created a label named “start” at the beginning of our code. We are going to keep that in our new program, but instead at the very beginning of the program’s memory, it’s just going to be at the beginning of our executable code. </text:span><text:span text:style-name="T57">This time</text:span><text:span text:style-name="T47">, at the beginning we will only have a single instruction, JMP start. This means that when this program is run, it will immediately jump to the code with the start label, skipping the data block we are </text:span><text:span text:style-name="T58">defining immediately below</text:span><text:span text:style-name="T47">. Even though we don’t see a number in this jump instruction, this will be using the absolute addressing mode for jump and the assembler will automatically calculate the address of “start” and use that as the operand in the machine code. This way, we don’t have to hard-code addresses in our assembly. If something has an address within your code, you want to make use of labels rather than trying to calculate what those addresses are going to be. Let the assembler do that work! </text:span><text:span text:style-name="T28">If you need to access something outside your code, like a Zero Page location or something in the ROM or in banked RAM, then you want to use constants to define those addresses, as those are also subject to change.</text:span></text:p>
      <text:p text:style-name="P43">You will also notice a semicolon after the instruction, followed by the word “absolute”. This is a comment, and is ignored by the ca65 assembler. I’m going to be placing comments after each instruction to name the addressing mode that is being used. <text:span text:style-name="T46">You can use comments however you like in your code, or even not at all, if you want to be… mysterious.</text:span></text:p>
      <text:p text:style-name="P22">So between the jump instruction and the “start” label, we are going to define some data with initial values. We do this in ca65 with Control Commands like .byte, which reserves space for a byte <text:span text:style-name="T59">of</text:span> data with an initial value that will be placed in our program file. This way, when our program is loaded, these initial data values will also be loaded. You can define multiple bytes in a row by having a comma-separated list of initial values, like we see here. <text:span text:style-name="T60">O</text:span>ur first .byte command has 8 hex values, so these eight bytes will be placed in our program file right after the <text:span text:style-name="T29">jump instruction. You can also see that we precede these 8 bytes with a label creatively named “data”. This will give us an address to use later on in the code. It effectively defines an array of 8 bytes named “data”, and we will see how we can index into it using some of the addressing modes we saw earlier.</text:span></text:p>
      <text:p text:style-name="P29">Then we have another array that we have labeled “results”, but as you can see this contains only three bytes, and they are all zero now. This is where we are going to store – you guessed it! – the results of our program. Like we did in the last episode, we can use the debugger to see if we successfully wrote the correct values to RAM. Or if we were running on an actual X16, we would have to do a PRINT-PEEK command again, but this time we would need to look at the program listing to see what address the assembler placed the “results” array.</text:p>
      <text:p text:style-name="P23">Now that we have this data block defined, we are ready to start our code – at the “start” label.</text:p>
      <text:p text:style-name="P23">[Cut to <text:span text:style-name="T30">slide 15 – Example Program, part </text:span><text:span text:style-name="T48">2</text:span><text:span text:style-name="T30">]</text:span></text:p>
      <text:p text:style-name="P24"><text:soft-page-break/>What we want to do first is to copy some bytes from the “data” array to the ZP_DATA array on the Zero Page. As we know that our program starts at hex 080D, anything we put in there, instructions or data, will not be on the zero page. All of it will require absolute addressing, so moving some of the data to the zero page along with some of the addresses of that data will help us make some faster running code by taking advantage of the addressing modes that use the Zero Page. <text:span text:style-name="T31">Let’s start with the simplest way to copy data, with an LDA using the absolute addressing mode to load the first byte in the “data” array into A so that now both have the value of hex 01. Then we store it to the beginning of ZP_DATA with an STA using the Zero Page mode.</text:span></text:p>
      <text:p text:style-name="P25">After that, we move on to the next byte. This time, we are going to use indexing to get the data we need. First, we use LDX with the immediate mode to load index register X with the value 1. Then we use LDA with with Absolute Indexed with X mode to put the next byte from “data” into A, <text:span text:style-name="T32">followed by an STA with the Zero Page Indexed with X mode to copy it to the next byte in ZP_DATA, so that now the first two bytes of both arrays match, with the hex values 01 and 23.</text:span></text:p>
      <text:p text:style-name="P27">For copying the third byte, we are going to switch to using Y for our index. That means we need to have the value of 2 loaded into Y, but rather than doing that directly with an Immediate LDY instruction, we are going to use three instructions using the Implied address mode to do it. First we use the TXA instruction to transfer the value from the X register into A, which we know is still 1. Then, we transfer that value to the Y register with a <text:span text:style-name="T33">TAY instruction. Unfortunately, there is </text:span><text:span text:style-name="T60">no </text:span><text:span text:style-name="T33">such instruction as TXY to transfer directly between the index registers. You are going to have to use either the Accumulator, as we did here, or RAM as a go-between. Finally, we use the INY instruction to increment the value in Y, so now it’s finally 2.</text:span></text:p>
      <text:p text:style-name="P26">Now, just as we did with last byte, we are going to use Indexed modes to copy the third byte, but with the modes using Y. Of course, none of this was efficient. We should have stuck with just one index register and did this in a loop, but this was just to show you how to do it using all 8 of these addressing modes. Besides, looping and branching is going to be a later episode. The important thing to note is that even though we use the LDA and STA mnemonics three times each for these instructions, each instance is going to use a unique opcode because they all have different addressing modes.</text:p>
      <text:p text:style-name="P28">[ Cut to slide 16 – Example program, part <text:span text:style-name="T48">3</text:span>]</text:p>
      <text:p text:style-name="P30">Now we want to setup the address table on the zero page. <text:span text:style-name="T34">First, let’s set ZP_PTR_1 to the address of the “data” array. This being a 6502, we have to do that one byte at a time. We already used the “data” label to get an absolute address, but we can also use it to get an immediate value that we can copy. We also want the low byte of that address to come first, so we can use the less-than symbol to tell ca65 to use the lower byte of the address of “data”. The hash before that denotes Immediate mode, of course, and after this first LDA instruction, A will have the lower byte, which we then store at ZP_PTR_1. Now, we want the high byte of that address to go into the next location in the zero page, which would be hex 31. We don’t want to hard-code that value, either, so we can use a calculated address for that. We simply tell the assembler to add 1 to the constant ZP_PTR_1 and use that as the Zero Page address for the STA instruction. Of course, before that we need to load A with that high byte of the address, which we can get by using the greater-than symbol. If we simply tried to do an immediate load of data without the less-than or greater-than symbol, just hash-data, the assembler would report an error as you </text:span><text:soft-page-break/><text:span text:style-name="T34">would be trying to use a value greater than hex FF or decimal 255 as an immediate value, and that just wouldn’t fit in a single byte.</text:span></text:p>
      <text:p text:style-name="P49"><text:span text:style-name="T62">Then, we set up ZP_PTR_2 in a similar way </text:span><text:span text:style-name="T61">to</text:span><text:span text:style-name="T62"> get an offset of 4 bytes into the “data” array. We do this with an arithmetic expression, just like when we had a plus-one for a zero page address above, but this time with an immediate value that is also part of a 16-bit address. </text:span><text:span text:style-name="T35">So, we use the data-plus-4 expression to calculate the address we want, then place it in parentheses after the less-than symbol to get the lower byte of that calculated address. Now we load this into A as an immediate value that we let the assembler calculate for us. We store that lower byte at ZP_PTR_2 and then do another load-store pair to get the high byte of the address. Now we have two addresses stored contiguously in four bytes on the zero page.</text:span></text:p>
      <text:p text:style-name="P31">[Cut to slide 17 – example program, part <text:span text:style-name="T48">4</text:span>]</text:p>
      <text:p text:style-name="P32">Now we are going to use this zero page address table to access the “data” array indirectly. <text:span text:style-name="T36">We can access the first byte with a simple indirect load of ZP_PTR_1 with no indexing. Then we store it in the first byte of the “results” array with a simple absolute address. Rather than using a indirect load of ZP_PTR_2, we increment X to make it 2, then use that as an index into the zero page address table, letting the processor add the value in X (which is 2) to the address of ZP_PTR_1 (which is hex 30) and then use that address (32 or ZP_PTR_2) to do an indirect load. This should load A with the fifth byte in the array, which is hex 89, and store that into the second byte in the “results” array by calculating that address with a simple plus-one.</text:span></text:p>
      <text:p text:style-name="P50"><text:span text:style-name="T65">Next we go back to using the address at ZP_PTR_1, but then indexing that with Y, which also has the value of 2 now. This means that doing an Indirect load indexed with Y will retrieve the third byte in the “data” array, which is hex 45, which we then store in the third byte of the “results” array with a</text:span><text:span text:style-name="T63">n</text:span><text:span text:style-name="T65"> </text:span><text:span text:style-name="T64">absolute indexed with Y, using the same index register for both arrays</text:span><text:span text:style-name="T65">.</text:span></text:p>
      <text:p text:style-name="P33">So now we have the first three bytes of the “data” array copied to the zero page starting at ZP_DATA, and the first, fifth and third bytes (in that order) copied to the “results” array. Like I said earlier, we can verify this easily with the emulator’s built-in debugger.</text:p>
      <text:p text:style-name="P33">[Cut to slide 18 – example program, part <text:span text:style-name="T48">5</text:span>]</text:p>
      <text:p text:style-name="P34">Ok, we’ve dealt with the modes we use to move data around, so all we have left are the addressing modes we use for changing the flow of the program. That is, jumping and branching. As we are going to deal with branching in another video, we’re going to do examples of the two modes that are only used for jumping to absolute addresses. We’ve already seen the regular absolute mode for jumping when we did the JMP start instruction at the beginning of the program. When we know the address we are always going to jump to, that’s the appropriate mode to use. But if we want to be able to programmatically determine where we are jumping, we can use one of the absolute indirect modes.</text:p>
      <text:p text:style-name="P34">First, we are going to do a simple Absolute Indirect jump by storing our intended destination labeled “lookup” at a location labeled “lookup_ptr”. Then we use that stored pointer by placing “lookup_ptr” inside parentheses after the JMP mnemonic. This will make the processor fetch the address of “lookup” from “lookup_ptr” and then jump there.</text:p>
      <text:p text:style-name="P34"><text:soft-page-break/>As you can see, we placed “lookup” after “lookup_ptr” in our program, so we <text:span text:style-name="T37">can have something non-executable in the middle of our executable code, and that’s ok as long as we are jumping over it. At another point in our program, we could place a different address at “lookup_ptr” if we want to jump somewhere else when we execute the code again, or do another indirect jump using it.</text:span></text:p>
      <text:p text:style-name="P35">Now, at “lookup”, we have another jump instruction, but this time it is using the Absolute Indexed Indirect mode, which will add the value of X to the address we place in the operand. Since X is currently 2, we need to make sure that the address we are using has a valid executable address two bytes past it. We do this by creating a jump table in line with the code with the creative label “jmp_table”. For this, we use the .addr Control Command to place two addresses in contiguous RAM. Since we know we are going to skip over the first one, we put “start” there, which we could use to run the program again from the beginning if we wanted to use this jump table again. But, as X is two, it’s the next address that is going to be jumped to, so we place the “return” label there. So now, when we execute that Indexed Indirect jump with X being 2, the processor will fetch the address for “return” from “jmp_table” and put that in the program counter, and our execution will continue at the “return” label right below “jmp_table”. As you can see, all we have there is an RTS instruction, which means we are <text:span text:style-name="T38">going to return back to the BASIC interpreter and our program is done!</text:span></text:p>
      <text:p text:style-name="P36">So, let’s take a look at this code in our text editor.</text:p>
      <text:p text:style-name="P36">[Cut to Atom]</text:p>
      <text:p text:style-name="P36">We’re going to be using Atom again, as you can see here it can provide some nice syntax highlighting if you have the right add-on package set up, but you can use whatever text editor you prefer. If you’re an emacs person, you do you. <text:span text:style-name="T68">But if you want to try the Atom pa</text:span><text:span text:style-name="T69">cka</text:span><text:span text:style-name="T68">ge that gives you this highlighting, you can find the link at this tutorial’s repo linked in the description below.</text:span></text:p>
      <text:p text:style-name="P36">Again, at the top we see the same boilerplate as last time starting our code at hex 080D. <text:span text:style-name="T39">Then we have our jump-start instruction to hop over our data and we’re off to the races! You can see the code is just as it was in the slides, ending with the return, and that’s all we need. So, let’s go ahead and build it. This time, I have made a build script to speed this up, which we can see right here. We are going to call the PRG file MEMORY.PRG. While it would be awesome to have a demo that plays music from “Cats”, this is just going to be moving data around RAM.</text:span></text:p>
      <text:p text:style-name="P37">[Cut to terminal]</text:p>
      <text:p text:style-name="P38">Now, in our workspace we can CD into the Lesson 2 directory and just run build.sh. Still pretty quick! Let’s take a look at what we got, with a quick LS. We see the MEMORY.PRG that we are going to load into the emulator, and a new machine code listing in memory.list. <text:span text:style-name="T40">If we take a look at the listing, we can see all the machine code is what we expected, and that our results array is placed at hex 818. This will be helpful when we go to verify our program in the emulator debugger. So, let’s get right to it and start the emulator with the -debug argument.</text:span></text:p>
      <text:p text:style-name="P39">[Cut to emulator]</text:p>
      <text:p text:style-name="P39">Let’s load our program into RAM with a LOAD “MEMORY.PRG”. Now, if we open the debugger by hitting F12, we can take a look at the state of RAM before we run. <text:span text:style-name="T41">Right away, we can see that the zero </text:span><text:soft-page-break/><text:span text:style-name="T41">page is all zeroes through hex 80, which is the part reserved for the BASIC interpreter and the Kernal. If we take a look at the results array address with an M 818, we can see three zeroes there, as well, just as we initialized them in the code. Now to run it, we hit F5 to get out of the debugger and just type RUN.</text:span></text:p>
      <text:p text:style-name="P40">Just like last time, this is pretty anti-climactic. All the stuff that this program did was under the hood, and can only be seen by peeking into RAM. So, let’s do that again with the debugger. As we already had the memory window setup at the start of the results array, we can immediately see our results array has been populated with hex 01 89 45 as we expected. We can then go back to the zero page starting at hex 30 by typing M 30 <text:span text:style-name="T42">and now we see the two addresses we put there followed by the first three bytes of the “data” array: hex 01, 23 and 45.</text:span></text:p>
      <text:p text:style-name="P41">With the data all sorted, let’s take a look at the program flow. We can run the program again, but this time we are going to set a breakpoint at the beginning. This will cause the emulator to pause when the Program Counter reaches the breakpoint, which we will be setting to hex 80D, which you’ll remember is where we set up the machine language portion of the program to start.</text:p>
      <text:p text:style-name="P41">To set the breakpoint, first we need to set the disassembly window to start at the desired address, which we can do by typing D80D. Now we can see that first jump instruction right at the top, but under that we see some completely unfamiliar code. Well, that’s because it’s not code – it’s the data we set up there, but the debugger doesn’t know it’s not code, so it tries to disassemble it anyway. We can see the next real instruction down at hex 81B, which is good, because as you can see that’s the address that the initial jump is targeting. Anyway, let’s finally set that breakpoint by hitting F9. Now you will see to the right the address next to BRK is 080D, so we know it’s properly set. You will notice above that all the current register values <text:span text:style-name="T70">are displayed</text:span>, which is nice to have while you are debugging.</text:p>
      <text:p text:style-name="P41">Let’s exit out of the debugger by hitting F5 and run the program again. As you can see, it immediately stops and the debugger pops up automatically as the Program Counter has now hit 080D, as evidenced by both the instruction at the top of the disassembly window and the value next to PC on the right. <text:span text:style-name="T43">To step to the next instruction, we hit F11. Yep, we jumped right ahead to hex 81B, which is “start”. If we went back to the machine code listing, we could verify that.</text:span></text:p>
      <text:p text:style-name="P53"><text:span text:style-name="T43">Now we know this first part of the program is working, so we’re going to keep stepping until we get to the next jump. Ok, now that we’re there we can see that the </text:span><text:span text:style-name="T71">simple</text:span><text:span text:style-name="T43"> indirect jump is going to fetch its target address from hex 0853. Let’s go ahead and take a look at that in RAM by typing M853. So here we can see the little-endian address 0855, with the bytes switched as expected. Now when we hit F11 one more time, we see that we jump right to 855.</text:span></text:p>
      <text:p text:style-name="P42">Now, we’re ready to do the next jump, which will be an indexed indirect one, using hex 858 as the base address of the jump table. Let’s shift the memory view by typing M858 so that we can see the jump table right at the beginning. Now we can see two little-endian addresses in a row, hex 081B (which you may remember as the start address that we jumped to at the beginning of the program) followed by 085C. As we can also see in the register display, the current value of X is 2, so we should jump to 85C for the next instruction. One more F11, and there we are, 85C, which has our RTS instruction, meaning our program is done. We’ll go ahead and let it finish by hitting F5.</text:p>
      <text:p text:style-name="P42"><text:soft-page-break/>And now we’re back to the BASIC prompt again, and our program is done, as is this lesson! I hope you learned a bit about how all these addressing modes worked. If <text:span text:style-name="T72">I</text:span> went through <text:span text:style-name="T72">it </text:span>a bit fast for you, please go ahead and check out the slides and the script of this video right in the GitHub repo linked below. The code and all the materials will be in the Lesson2 subdirectory.</text:p>
      <text:p text:style-name="P42">I also hope that you check out the next episode in this series, and the best way to make sure you don’t miss it is to, first, subscribe to my channel and then click on that bell to receive notifications for all my video premieres. <text:span text:style-name="T44">Thanks for making </text:span><text:span text:style-name="T73">it </text:span><text:span text:style-name="T44">this far, and I hope you come back soon. Bye-by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3T00:17:59.499055051</meta:creation-date>
    <dc:date>2020-12-18T01:41:26.035423635</dc:date>
    <meta:editing-duration>PT18H4M58S</meta:editing-duration>
    <meta:editing-cycles>63</meta:editing-cycles>
    <meta:generator>LibreOffice/6.4.6.2$Linux_X86_64 LibreOffice_project/40$Build-2</meta:generator>
    <meta:document-statistic meta:table-count="0" meta:image-count="0" meta:object-count="0" meta:page-count="10" meta:paragraph-count="75" meta:word-count="5972" meta:character-count="31614" meta:non-whitespace-character-count="25694"/>
  </office:meta>
</office:document-meta>
</file>